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8.801cm" fo:margin-left="-0.81cm" table:align="left"/>
    </style:style>
    <style:style style:name="Tabela2.A" style:family="table-column">
      <style:table-column-properties style:column-width="7.091cm"/>
    </style:style>
    <style:style style:name="Tabela2.B" style:family="table-column">
      <style:table-column-properties style:column-width="9.022cm"/>
    </style:style>
    <style:style style:name="Tabela2.C" style:family="table-column">
      <style:table-column-properties style:column-width="2.68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7" style:family="table-row">
      <style:table-row-properties style:min-row-height="0.693cm"/>
    </style:style>
    <style:style style:name="Tabela1" style:family="table">
      <style:table-properties style:width="15.998cm" table:align="left"/>
    </style:style>
    <style:style style:name="Tabela1.A" style:family="table-column">
      <style:table-column-properties style:column-width="9.895cm"/>
    </style:style>
    <style:style style:name="Tabela1.B" style:family="table-column">
      <style:table-column-properties style:column-width="3.704cm"/>
    </style:style>
    <style:style style:name="Tabela1.C" style:family="table-column">
      <style:table-column-properties style:column-width="2.39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6c368" officeooo:paragraph-rsid="0016c36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weight="normal" officeooo:rsid="0016c368" officeooo:paragraph-rsid="00176b0c" style:font-weight-asian="normal" style:font-weight-complex="normal"/>
    </style:style>
    <style:style style:name="P3" style:family="paragraph" style:parent-style-name="Standard">
      <style:text-properties style:font-name="Arial1" officeooo:paragraph-rsid="00176b0c"/>
    </style:style>
    <style:style style:name="P4" style:family="paragraph" style:parent-style-name="Standard">
      <style:text-properties style:font-name="Arial1" officeooo:paragraph-rsid="0019417b"/>
    </style:style>
    <style:style style:name="P5" style:family="paragraph" style:parent-style-name="Standard">
      <style:paragraph-properties fo:text-align="center" style:justify-single-word="false"/>
      <style:text-properties style:font-name="Arial1" fo:font-weight="bold" officeooo:rsid="0016c368" officeooo:paragraph-rsid="0016c36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15f822a" officeooo:paragraph-rsid="0019417b" style:font-weight-asian="bold" style:font-weight-complex="bold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Arial1" fo:font-weight="bold" officeooo:rsid="015f822a" officeooo:paragraph-rsid="00176b0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19417b" officeooo:paragraph-rsid="0019417b" style:font-weight-asian="bold" style:font-weight-complex="bold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Arial1" fo:font-weight="bold" officeooo:rsid="0019417b" officeooo:paragraph-rsid="0019417b" style:font-weight-asian="bold" style:font-weight-complex="bold"/>
    </style:style>
    <style:style style:name="P10" style:family="paragraph" style:parent-style-name="Table_20_Contents">
      <style:text-properties style:font-name="Arial1" officeooo:rsid="0161ebde" officeooo:paragraph-rsid="0019417b" fo:background-color="transparent"/>
    </style:style>
    <style:style style:name="P11" style:family="paragraph" style:parent-style-name="Table_20_Contents">
      <style:paragraph-properties fo:line-height="100%"/>
      <style:text-properties style:font-name="Arial1" officeooo:rsid="0161ebde" officeooo:paragraph-rsid="00176b0c" fo:background-color="transparen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1" officeooo:rsid="0161ebde" officeooo:paragraph-rsid="00176b0c" fo:background-color="transparent"/>
    </style:style>
    <style:style style:name="P13" style:family="paragraph" style:parent-style-name="Table_20_Contents">
      <style:text-properties style:font-name="Arial1" officeooo:rsid="01c19365" officeooo:paragraph-rsid="0019417b" fo:background-color="transparent"/>
    </style:style>
    <style:style style:name="P14" style:family="paragraph" style:parent-style-name="Table_20_Contents">
      <style:paragraph-properties fo:line-height="100%"/>
      <style:text-properties style:font-name="Arial1" officeooo:rsid="01c19365" officeooo:paragraph-rsid="00176b0c" fo:background-color="transparen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1" officeooo:rsid="0019417b" officeooo:paragraph-rsid="0019417b" fo:background-color="transparent"/>
    </style:style>
    <style:style style:name="P16" style:family="paragraph" style:parent-style-name="Table_20_Contents">
      <style:text-properties style:font-name="Arial1" officeooo:rsid="01c0b2ea" officeooo:paragraph-rsid="0019417b" fo:background-color="transparent"/>
    </style:style>
    <style:style style:name="P17" style:family="paragraph" style:parent-style-name="Table_20_Contents">
      <style:paragraph-properties fo:line-height="100%"/>
      <style:text-properties style:font-name="Arial1" officeooo:rsid="01c0b2ea" officeooo:paragraph-rsid="00176b0c" fo:background-color="transparen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Arial1" officeooo:rsid="01c0b2ea" officeooo:paragraph-rsid="00176b0c" fo:background-color="transparent"/>
    </style:style>
    <style:style style:name="P19" style:family="paragraph" style:parent-style-name="Table_20_Contents">
      <style:text-properties style:font-name="Arial1" officeooo:rsid="015f822a" officeooo:paragraph-rsid="0019417b" fo:background-color="transparent"/>
    </style:style>
    <style:style style:name="P20" style:family="paragraph" style:parent-style-name="Table_20_Contents">
      <style:text-properties style:font-name="Arial1" officeooo:rsid="01611ce6" officeooo:paragraph-rsid="0019417b" fo:background-color="transparent"/>
    </style:style>
    <style:style style:name="P21" style:family="paragraph" style:parent-style-name="Table_20_Contents">
      <style:paragraph-properties fo:line-height="100%"/>
      <style:text-properties style:font-name="Arial1" officeooo:rsid="01611ce6" officeooo:paragraph-rsid="00176b0c" fo:background-color="transparent"/>
    </style:style>
    <style:style style:name="P22" style:family="paragraph" style:parent-style-name="Table_20_Contents">
      <style:text-properties style:font-name="Arial1" officeooo:rsid="01c2f11f" officeooo:paragraph-rsid="0019417b" fo:background-color="transparent"/>
    </style:style>
    <style:style style:name="P23" style:family="paragraph" style:parent-style-name="Table_20_Contents">
      <style:paragraph-properties fo:line-height="100%"/>
      <style:text-properties style:font-name="Arial1" officeooo:rsid="01c2f11f" officeooo:paragraph-rsid="00176b0c" fo:background-color="transparen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Arial1" officeooo:rsid="01c2f11f" officeooo:paragraph-rsid="00176b0c" fo:background-color="transparent"/>
    </style:style>
    <style:style style:name="P25" style:family="paragraph" style:parent-style-name="Table_20_Contents">
      <style:text-properties style:font-name="Arial1" officeooo:rsid="01c49ab2" officeooo:paragraph-rsid="0019417b" fo:background-color="transparent"/>
    </style:style>
    <style:style style:name="P26" style:family="paragraph" style:parent-style-name="Table_20_Contents">
      <style:paragraph-properties fo:line-height="100%"/>
      <style:text-properties style:font-name="Arial1" officeooo:rsid="01c49ab2" officeooo:paragraph-rsid="00176b0c" fo:background-color="transparent"/>
    </style:style>
    <style:style style:name="P27" style:family="paragraph" style:parent-style-name="Table_20_Contents">
      <style:text-properties style:font-name="Arial1" officeooo:rsid="001bf643" officeooo:paragraph-rsid="0019417b" fo:background-color="transparent"/>
    </style:style>
    <style:style style:name="P28" style:family="paragraph" style:parent-style-name="Table_20_Contents">
      <style:paragraph-properties fo:line-height="100%"/>
      <style:text-properties style:font-name="Arial1" officeooo:rsid="001bf643" officeooo:paragraph-rsid="00176b0c" fo:background-color="transparent"/>
    </style:style>
    <style:style style:name="P29" style:family="paragraph" style:parent-style-name="Table_20_Contents">
      <style:text-properties style:font-name="Arial1" officeooo:rsid="001a24e6" officeooo:paragraph-rsid="0019417b" fo:background-color="transparent"/>
    </style:style>
    <style:style style:name="P30" style:family="paragraph" style:parent-style-name="Table_20_Contents">
      <style:paragraph-properties fo:line-height="100%"/>
      <style:text-properties style:font-name="Arial1" officeooo:rsid="001a24e6" officeooo:paragraph-rsid="00176b0c" fo:background-color="transparent"/>
    </style:style>
    <style:style style:name="P31" style:family="paragraph" style:parent-style-name="Table_20_Contents">
      <style:text-properties style:font-name="Arial1" officeooo:rsid="001d999a" officeooo:paragraph-rsid="0019417b" fo:background-color="transparent"/>
    </style:style>
    <style:style style:name="P32" style:family="paragraph" style:parent-style-name="Table_20_Contents">
      <style:paragraph-properties fo:line-height="100%"/>
      <style:text-properties style:font-name="Arial1" officeooo:rsid="001d999a" officeooo:paragraph-rsid="00176b0c" fo:background-color="transparent"/>
    </style:style>
    <style:style style:name="P33" style:family="paragraph" style:parent-style-name="Table_20_Contents">
      <style:text-properties style:font-name="Arial1" officeooo:paragraph-rsid="0019417b" fo:background-color="transparent"/>
    </style:style>
    <style:style style:name="P34" style:family="paragraph" style:parent-style-name="Table_20_Contents">
      <style:paragraph-properties fo:line-height="100%"/>
      <style:text-properties style:font-name="Arial1" officeooo:paragraph-rsid="00176b0c" fo:background-color="transparen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Arial1" officeooo:paragraph-rsid="00176b0c" fo:background-color="transparent"/>
    </style:style>
    <style:style style:name="P36" style:family="paragraph" style:parent-style-name="Table_20_Contents">
      <style:paragraph-properties fo:line-height="100%"/>
      <style:text-properties style:font-name="Arial1" officeooo:rsid="001b0fd0" officeooo:paragraph-rsid="001b0fd0" fo:background-color="transparen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Arial1" officeooo:rsid="0019417b" officeooo:paragraph-rsid="0019417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Arial1" officeooo:rsid="001b0fd0" officeooo:paragraph-rsid="001b0fd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Arial1" officeooo:rsid="01c2f11f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Arial1" officeooo:rsid="015f822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Arial1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Arial1" officeooo:rsid="01611ce6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Arial1" officeooo:rsid="001bf643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Arial1" officeooo:rsid="001a24e6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Arial1" officeooo:rsid="001d999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Arial1" officeooo:rsid="01c0b2ea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00%"/>
      <style:text-properties style:font-name="Arial1" officeooo:rsid="00239e22" officeooo:paragraph-rsid="00239e22" fo:background-color="transparent"/>
    </style:style>
    <style:style style:name="P48" style:family="paragraph" style:parent-style-name="Table_20_Contents">
      <style:paragraph-properties fo:line-height="100%"/>
      <style:text-properties style:font-name="Arial1" officeooo:rsid="00262adf" officeooo:paragraph-rsid="00262adf" fo:background-color="transparent"/>
    </style:style>
    <style:style style:name="P49" style:family="paragraph" style:parent-style-name="Table_20_Contents">
      <style:paragraph-properties fo:line-height="100%"/>
      <style:text-properties style:font-name="Arial1" officeooo:rsid="002bb733" officeooo:paragraph-rsid="002bb733" fo:background-color="transparent"/>
    </style:style>
    <style:style style:name="P50" style:family="paragraph" style:parent-style-name="Table_20_Contents">
      <style:paragraph-properties fo:line-height="100%"/>
      <style:text-properties style:font-name="Arial1" officeooo:rsid="00336b51" officeooo:paragraph-rsid="003508b2" fo:background-color="transparent"/>
    </style:style>
    <style:style style:name="P51" style:family="paragraph" style:parent-style-name="Table_20_Contents">
      <style:paragraph-properties fo:text-align="center" style:justify-single-word="false"/>
      <style:text-properties style:font-name="Arial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19417b" fo:background-color="transparent"/>
    </style:style>
    <style:style style:name="P53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style:font-name="Arial1" officeooo:paragraph-rsid="00176b0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1c2f11f"/>
    </style:style>
    <style:style style:name="T2" style:family="text">
      <style:text-properties officeooo:rsid="01c19365"/>
    </style:style>
    <style:style style:name="T3" style:family="text">
      <style:text-properties officeooo:rsid="0015b68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2e7cd" style:font-weight-asian="normal" style:font-weight-complex="normal"/>
    </style:style>
    <style:style style:name="T6" style:family="text">
      <style:text-properties fo:font-weight="normal" officeooo:rsid="0015b688" style:font-weight-asian="normal" style:font-weight-complex="normal"/>
    </style:style>
    <style:style style:name="T7" style:family="text">
      <style:text-properties fo:font-weight="normal" officeooo:rsid="015f822a" style:font-weight-asian="normal" style:font-weight-complex="normal"/>
    </style:style>
    <style:style style:name="T8" style:family="text">
      <style:text-properties fo:font-weight="normal" officeooo:rsid="0023c441" style:font-weight-asian="normal" style:font-weight-complex="normal"/>
    </style:style>
    <style:style style:name="T9" style:family="text">
      <style:text-properties fo:font-weight="normal" officeooo:rsid="0023effb" style:font-weight-asian="normal" style:font-weight-complex="normal"/>
    </style:style>
    <style:style style:name="T10" style:family="text">
      <style:text-properties fo:font-weight="normal" officeooo:rsid="0025bd6d" style:font-weight-asian="normal" style:font-weight-complex="normal"/>
    </style:style>
    <style:style style:name="T11" style:family="text">
      <style:text-properties fo:font-weight="normal" officeooo:rsid="0027c6b3" style:font-weight-asian="normal" style:font-weight-complex="normal"/>
    </style:style>
    <style:style style:name="T12" style:family="text">
      <style:text-properties fo:font-weight="normal" officeooo:rsid="002887ea" style:font-weight-asian="normal" style:font-weight-complex="normal"/>
    </style:style>
    <style:style style:name="T13" style:family="text">
      <style:text-properties fo:font-weight="normal" officeooo:rsid="00297789" style:font-weight-asian="normal" style:font-weight-complex="normal"/>
    </style:style>
    <style:style style:name="T14" style:family="text">
      <style:text-properties fo:font-weight="normal" officeooo:rsid="002b6b58" style:font-weight-asian="normal" style:font-weight-complex="normal"/>
    </style:style>
    <style:style style:name="T15" style:family="text">
      <style:text-properties fo:font-weight="normal" officeooo:rsid="002d9916" style:font-weight-asian="normal" style:font-weight-complex="normal"/>
    </style:style>
    <style:style style:name="T16" style:family="text">
      <style:text-properties fo:font-weight="normal" officeooo:rsid="002eb30d" style:font-weight-asian="normal" style:font-weight-complex="normal"/>
    </style:style>
    <style:style style:name="T17" style:family="text">
      <style:text-properties fo:font-weight="normal" officeooo:rsid="00320798" style:font-weight-asian="normal" style:font-weight-complex="normal"/>
    </style:style>
    <style:style style:name="T18" style:family="text">
      <style:text-properties fo:font-weight="normal" officeooo:rsid="00344235" style:font-weight-asian="normal" style:font-weight-complex="normal"/>
    </style:style>
    <style:style style:name="T19" style:family="text">
      <style:text-properties fo:font-weight="normal" officeooo:rsid="003508b2" style:font-weight-asian="normal" style:font-weight-complex="normal"/>
    </style:style>
    <style:style style:name="T20" style:family="text">
      <style:text-properties officeooo:rsid="015f822a"/>
    </style:style>
    <style:style style:name="T21" style:family="text">
      <style:text-properties officeooo:rsid="01c49ab2"/>
    </style:style>
    <style:style style:name="T22" style:family="text">
      <style:text-properties officeooo:rsid="01611ce6"/>
    </style:style>
    <style:style style:name="T23" style:family="text">
      <style:text-properties officeooo:rsid="001d999a"/>
    </style:style>
    <style:style style:name="T24" style:family="text">
      <style:text-properties officeooo:rsid="001b0fd0"/>
    </style:style>
    <style:style style:name="T25" style:family="text">
      <style:text-properties officeooo:rsid="001c7dcf"/>
    </style:style>
    <style:style style:name="T26" style:family="text">
      <style:text-properties officeooo:rsid="001da468"/>
    </style:style>
    <style:style style:name="T27" style:family="text">
      <style:text-properties officeooo:rsid="001e654e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e654e" style:font-weight-asian="bold" style:font-weight-complex="bold"/>
    </style:style>
    <style:style style:name="T30" style:family="text">
      <style:text-properties fo:font-weight="bold" officeooo:rsid="001c7dcf" style:font-weight-asian="bold" style:font-weight-complex="bold"/>
    </style:style>
    <style:style style:name="T31" style:family="text">
      <style:text-properties fo:font-weight="bold" officeooo:rsid="001b0fd0" style:font-weight-asian="bold" style:font-weight-complex="bold"/>
    </style:style>
    <style:style style:name="T32" style:family="text">
      <style:text-properties fo:font-weight="bold" officeooo:rsid="0023effb" style:font-weight-asian="bold" style:font-weight-complex="bold"/>
    </style:style>
    <style:style style:name="T33" style:family="text">
      <style:text-properties fo:font-weight="bold" officeooo:rsid="0027c6b3" style:font-weight-asian="bold" style:font-weight-complex="bold"/>
    </style:style>
    <style:style style:name="T34" style:family="text">
      <style:text-properties fo:font-weight="bold" officeooo:rsid="002887ea" style:font-weight-asian="bold" style:font-weight-complex="bold"/>
    </style:style>
    <style:style style:name="T35" style:family="text">
      <style:text-properties fo:font-weight="bold" officeooo:rsid="002eb30d" style:font-weight-asian="bold" style:font-weight-complex="bold"/>
    </style:style>
    <style:style style:name="T36" style:family="text">
      <style:text-properties fo:font-weight="bold" officeooo:rsid="00320798" style:font-weight-asian="bold" style:font-weight-complex="bold"/>
    </style:style>
    <style:style style:name="T37" style:family="text">
      <style:text-properties fo:font-weight="bold" officeooo:rsid="00344235" style:font-weight-asian="bold" style:font-weight-complex="bold"/>
    </style:style>
    <style:style style:name="T38" style:family="text">
      <style:text-properties fo:font-weight="bold" officeooo:rsid="003508b2" style:font-weight-asian="bold" style:font-weight-complex="bold"/>
    </style:style>
    <style:style style:name="T39" style:family="text">
      <style:text-properties officeooo:rsid="0020c29b"/>
    </style:style>
    <style:style style:name="T40" style:family="text">
      <style:text-properties officeooo:rsid="00212a49"/>
    </style:style>
    <style:style style:name="T41" style:family="text">
      <style:text-properties officeooo:rsid="00344235"/>
    </style:style>
    <style:style style:name="T42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44235" style:font-size-asian="12pt" style:font-style-asian="normal" style:font-weight-asian="normal" style:font-size-complex="12pt" style:font-weight-complex="normal" style:text-emphasize="none"/>
    </style:style>
    <style:style style:name="T43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508b2" style:font-size-asian="12pt" style:font-style-asian="normal" style:font-weight-asian="normal" style:font-size-complex="12pt" style:font-weight-complex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scrição das Variáveis</text:p>
      <text:p text:style-name="P1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1430426476880">
          <table:table-cell table:style-name="Tabela2.A1" office:value-type="string">
            <text:p text:style-name="P8">Variáveis</text:p>
          </table:table-cell>
          <table:table-cell table:style-name="Tabela2.A1" office:value-type="string">
            <text:p text:style-name="P9">Descrição</text:p>
          </table:table-cell>
          <table:table-cell table:style-name="Tabela2.C1" office:value-type="string">
            <text:p text:style-name="P7">Tipo</text:p>
          </table:table-cell>
        </table:table-row>
        <table:table-row table:style-name="TableLine1430426471440">
          <table:table-cell table:style-name="Tabela2.A2" office:value-type="string">
            <text:p text:style-name="P37">Aprovação dos empresários</text:p>
          </table:table-cell>
          <table:table-cell table:style-name="Tabela2.A2" office:value-type="string">
            <text:p text:style-name="P36">Esse índice mede o quanto os <text:span text:style-name="T28">empresários</text:span> de todos os setores da economia estão satisfeitos com a sua gestão. Medidas liberais costumam agradá-los, enquanto que aumento de <text:span text:style-name="T29">Impostos</text:span> e <text:span text:style-name="T29">G</text:span><text:span text:style-name="T28">astos </text:span><text:span text:style-name="T29">G</text:span><text:span text:style-name="T28">overnamentais</text:span> podem desagradá-los. <text:span text:style-name="T25">A percepção geral </text:span><text:span text:style-name="T26">desse grupo </text:span><text:span text:style-name="T25">indica que ter o Estado como concorrente não configura um ambiente bom para os negócios, mesmo que seja para um serviço essencial, porém o investimento em </text:span><text:span text:style-name="T29">I</text:span><text:span text:style-name="T30">nfraestrutura</text:span><text:span text:style-name="T25"> ajuda no crescimento de diversos serviços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4160">
          <table:table-cell table:style-name="Tabela2.A2" office:value-type="string">
            <text:p text:style-name="P37">Aprovação dos trabalhadores</text:p>
          </table:table-cell>
          <table:table-cell table:style-name="Tabela2.A2" office:value-type="string">
            <text:p text:style-name="P14">Esse índice mede o quanto <text:span text:style-name="T24">a </text:span><text:span text:style-name="T31">classe trabalhadora</text:span><text:span text:style-name="T24"> está satisfeita com a sua gestão. </text:span><text:span text:style-name="T31">Transferências</text:span><text:span text:style-name="T24"> </text:span><text:span text:style-name="T29">(Investimento Social)</text:span><text:span text:style-name="T27"> </text:span><text:span text:style-name="T24">e medidas que melhoram a qualidade de vida da população costumam agradá-los, enquanto que aumento de </text:span><text:span text:style-name="T29">I</text:span><text:span text:style-name="T31">mpostos</text:span><text:span text:style-name="T24"> e </text:span><text:span text:style-name="T29">I</text:span><text:span text:style-name="T31">nflação</text:span><text:span text:style-name="T24"> pode desagradá-los. </text:span><text:span text:style-name="T25">Em geral, a p</text:span><text:span text:style-name="T27">ercepção da população é definida pelo seu poder de compra e qualidade de serviços prestados pelo governo, sendo que o último aumenta na proporção dos investimentos realizados pelo governo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84768">
          <table:table-cell table:style-name="Tabela2.A2" office:value-type="string">
            <text:p text:style-name="P37">Aprovação do estado</text:p>
          </table:table-cell>
          <table:table-cell table:style-name="Tabela2.A2" office:value-type="string">
            <text:p text:style-name="P36">Esse índice mede o quanto os <text:span text:style-name="T28">agentes </text:span><text:span text:style-name="T29">públicos</text:span> estão satisfeitos com a sua gestão. Aumento de <text:span text:style-name="T29">G</text:span><text:span text:style-name="T28">astos </text:span><text:span text:style-name="T29">G</text:span><text:span text:style-name="T28">overnamentais</text:span> e arrecadação costumam agradá-los, enquanto que o corte de <text:span text:style-name="T27">investimento governamental</text:span> e arrecadação pode desagradá-los. <text:span text:style-name="T39">Em geral, esse grupo entende que o Estado deve prestar serviços para melhorar a qualidade da população e os agentes do estado precisam ser bem remunerados para </text:span><text:span text:style-name="T40">atrair</text:span><text:span text:style-name="T39"> interesse dos mais capacitados </text:span><text:span text:style-name="T40">para a categoria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85856">
          <table:table-cell table:style-name="Tabela2.A2" office:value-type="string">
            <text:p text:style-name="P37">Desemprego</text:p>
          </table:table-cell>
          <table:table-cell table:style-name="Tabela2.A2" office:value-type="string">
            <text:p text:style-name="P47">A <text:span text:style-name="T32">T</text:span><text:span text:style-name="T28">axa de </text:span><text:span text:style-name="T32">D</text:span><text:span text:style-name="T28">esemprego</text:span> possui uma taxa base (7%) e uma variação inversamente proporcional a variação do <text:span text:style-name="T28">PIB</text:span>, ou seja, quanto maior a produção, menor o <text:span text:style-name="T28">Desemprego </text:span><text:span text:style-name="T9">e vice-versa</text:span><text:span text:style-name="T4">. </text:span><text:span text:style-name="T8">Essa variação será apresentada mensalmente para análise e ao fim do ano será feita uma comparação. </text:span><text:span text:style-name="T4">A simulação padrão explica como o PIB está relacionado ao aumento ou redução de postos de trabalho, </text:span><text:span text:style-name="T9">entretanto</text:span><text:span text:style-name="T4"> alterações nos cálculos de variação</text:span><text:span text:style-name="T9"> e na base do ano anterior</text:span><text:span text:style-name="T4"> podem </text:span><text:soft-page-break/><text:span text:style-name="T9">ser</text:span><text:span text:style-name="T4"> feitas para simular situações de crises extremas.<text:line-break/><text:line-break/></text:span><text:span text:style-name="T10">Fórmula</text:span><text:span text:style-name="T4">: </text:span><text:span text:style-name="T8">N = NB * (YB / 12) / YM<text:line-break/><text:line-break/>N = Taxa de desemprego atual<text:line-break/>NB = Taxa de desemprego base do ano anterior<text:line-break/>YB = PIB total do ano anterior<text:line-break/>YM = PIB do mês atual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2528">
          <table:table-cell table:style-name="Tabela2.A2" office:value-type="string">
            <text:p text:style-name="P37">Investimento em títulos</text:p>
          </table:table-cell>
          <table:table-cell table:style-name="Tabela2.A2" office:value-type="string">
            <text:p text:style-name="P48"><text:span text:style-name="T4">Representa o percentual </text:span><text:span text:style-name="T11">de</text:span><text:span text:style-name="T4"> alocação de recursos da população e empesas investida em </text:span><text:span text:style-name="T28">Títulos Públicos</text:span><text:span text:style-name="T4">. O governo utiliza esse mecanismo como uma forma de financiamento (ver </text:span><text:span text:style-name="T28">Arrecadação Mensal em Títulos</text:span><text:span text:style-name="T4">) e, às vezes, controle de dinheiro na economia. Quanto maior o </text:span><text:span text:style-name="T12">a </text:span><text:span text:style-name="T34">Taxa de Juros</text:span><text:span text:style-name="T4">, </text:span><text:span text:style-name="T12">maior o investimento em títulos e </text:span><text:span text:style-name="T4">menos dinheiro está disponível para investimento privado (ver </text:span><text:span text:style-name="T28">Investimento (realizado</text:span><text:span text:style-name="T4">) </text:span><text:span text:style-name="T11">e</text:span><text:span text:style-name="T33"> Investimento (potencial)</text:span><text:span text:style-name="T4">). </text:span><text:span text:style-name="T11">O cálculo é simplificado para representar o interesse do setor privado em alocar recursos em títulos, porém é possível utiliza parâmetros diferentes para representar momentos distintos nesse investimento. </text:span><text:span text:style-name="T12">A </text:span><text:span text:style-name="T34">Eficácia Marginal do Capital (EFMK)</text:span><text:span text:style-name="T12"> também é considerada para o cálculo.</text:span><text:span text:style-name="T11"><text:line-break/><text:line-break/></text:span><text:span text:style-name="T12">Fórmula: IT = r – EFMK<text:line-break/><text:line-break/></text:span><text:span text:style-name="T13">IT = Investimento em Títulos<text:line-break/>r = Taxa de Juros<text:line-break/>EFMK = Eficácia Marginal do Capital<text:line-break/><text:line-break/>Obs: </text:span><text:span text:style-name="T14">Caso IT seja negativo, o valor assumido é 0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ela2.7">
          <table:table-cell table:style-name="Tabela2.A2" office:value-type="string">
            <text:p text:style-name="P51"><text:span text:style-name="T5">T</text:span><text:span text:style-name="T4">axa de juros</text:span></text:p>
          </table:table-cell>
          <table:table-cell table:style-name="Tabela2.A2" office:value-type="string">
            <text:p text:style-name="P49">Representa o percentual de juros pago pelo governo no <text:span text:style-name="T28">Investimento em Títulos.</text:span><text:span text:style-name="T4"> </text:span><text:span text:style-name="T15">Esse é índice é controlado pelo próprio Ministro da Economia (você mesmo). </text:span><text:span text:style-name="T16">Quanto maior for esse valor, mais atrativo vai ficar o investimento em títulos públicos e o </text:span><text:span text:style-name="T35">Investimento (realizado)</text:span><text:span text:style-name="T16"> cai. </text:span><text:span text:style-name="T17">A </text:span><text:span text:style-name="T36">Dívida Interna </text:span><text:span text:style-name="T17">também depende desse valor para ser calculada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9056">
          <table:table-cell table:style-name="Tabela2.A2" office:value-type="string">
            <text:p text:style-name="P37">Eficácia marginal do capital (EFMK)</text:p>
          </table:table-cell>
          <table:table-cell table:style-name="Tabela2.A2" office:value-type="string">
            <text:p text:style-name="P50">Representa o <text:span text:style-name="T41">percentual de</text:span> lucro médio de todas as empresas. Na prática, esse índice faz oposição a <text:span text:style-name="T28">Taxa de Juros</text:span><text:span text:style-name="T4"> </text:span><text:span text:style-name="T18">no cálculo do </text:span><text:span text:style-name="T37">Investimento em Títulos</text:span><text:span text:style-name="T18">, ou seja, quanto maior ele, menor será o investimento em títulos públicos. O índice possui um valor-base </text:span><text:soft-page-break/><text:span text:style-name="T18">de 7,5% como um cenário de médio poder de compra da população. </text:span><text:span text:style-name="T37">Transferências</text:span><text:span text:style-name="T18"> influenciam esse </text:span><text:span text:style-name="T19">valor, pois podem aquecer a economia aumentando o poder de compra médio da população num curto prazo. Ou seja, quanto maiores as </text:span><text:span text:style-name="T38">Transferências</text:span><text:span text:style-name="T19">, maior </text:span><text:span text:style-name="T18">o </text:span><text:span text:style-name="T19">potêncial lucro médio dos empreendimentos.</text:span><text:span text:style-name="T18"><text:line-break/><text:line-break/>Fórmula: EFMK = (TAB / </text:span><text:span text:style-name="T42">1000000000) + 7,5%<text:line-break/><text:line-break/>EFMK = Eficácia Marginal do Capital<text:line-break/>TAB = Transferências Totais do Ano Anterior<text:line-break/><text:line-break/></text:span><text:span text:style-name="T43">Obs: o valor dividindo TAB é definido a partir da escala monetária da simulação.</text:span></text:p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4704">
          <table:table-cell table:style-name="Tabela2.A2" office:value-type="string">
            <text:p text:style-name="P38">Inflação de demanda</text:p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7424">
          <table:table-cell table:style-name="Tabela2.A2" office:value-type="string">
            <text:p text:style-name="P38">Inflação de custo</text:p>
          </table:table-cell>
          <table:table-cell table:style-name="Tabela2.A2" office:value-type="string">
            <text:p text:style-name="P23"/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83952">
          <table:table-cell table:style-name="Tabela2.A2" office:value-type="string">
            <text:p text:style-name="P38">Inflação total</text:p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5">Índices</text:p>
          </table:table-cell>
        </table:table-row>
        <table:table-row table:style-name="TableLine1430426474976"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23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84224"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8784"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1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80960"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21"/>
          </table:table-cell>
          <table:table-cell table:style-name="Tabela2.C2" office:value-type="string">
            <text:p text:style-name="P35"/>
          </table:table-cell>
        </table:table-row>
        <table:table-row table:style-name="TableLine1430426469264"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26"/>
          </table:table-cell>
          <table:table-cell table:style-name="Tabela2.C2" office:value-type="string">
            <text:p text:style-name="P35"/>
          </table:table-cell>
        </table:table-row>
        <table:table-row table:style-name="TableLine1430426479328"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23"/>
          </table:table-cell>
          <table:table-cell table:style-name="Tabela2.C2" office:value-type="string">
            <text:p text:style-name="P35"/>
          </table:table-cell>
        </table:table-row>
        <table:table-row table:style-name="TableLine1430426470352"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23"/>
          </table:table-cell>
          <table:table-cell table:style-name="Tabela2.C2" office:value-type="string">
            <text:p text:style-name="P35"/>
          </table:table-cell>
        </table:table-row>
        <table:table-row table:style-name="TableLine1430426476064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34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68720"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28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69536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6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2256">
          <table:table-cell table:style-name="Tabela2.A2" office:value-type="string">
            <text:p text:style-name="P44"/>
          </table:table-cell>
          <table:table-cell table:style-name="Tabela2.A2" office:value-type="string">
            <text:p text:style-name="P30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3888">
          <table:table-cell table:style-name="Tabela2.A2" office:value-type="string">
            <text:p text:style-name="P44"/>
          </table:table-cell>
          <table:table-cell table:style-name="Tabela2.A2" office:value-type="string">
            <text:p text:style-name="P30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69808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6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83680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6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7152">
          <table:table-cell table:style-name="Tabela2.A2" office:value-type="string">
            <text:p text:style-name="P45"/>
          </table:table-cell>
          <table:table-cell table:style-name="Tabela2.A2" office:value-type="string">
            <text:p text:style-name="P32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5248"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34"/>
          </table:table-cell>
          <table:table-cell table:style-name="Tabela2.C2" office:value-type="string">
            <text:p text:style-name="P12"/>
          </table:table-cell>
        </table:table-row>
        <table:table-row table:style-name="TableLine1430426474432"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C2" office:value-type="string">
            <text:p text:style-name="P12"/>
          </table:table-cell>
        </table:table-row>
        <table:table-row table:style-name="TableLine1430426470080">
          <table:table-cell table:style-name="Tabela2.A2" office:value-type="string">
            <text:p text:style-name="P53"><text:span text:style-name="T5"/></text:p>
          </table:table-cell>
          <table:table-cell table:style-name="Tabela2.A2" office:value-type="string">
            <text:p text:style-name="P21"/>
          </table:table-cell>
          <table:table-cell table:style-name="Tabela2.C2" office:value-type="string">
            <text:p text:style-name="P24"/>
          </table:table-cell>
        </table:table-row>
        <table:table-row table:style-name="TableLine1430426476336">
          <table:table-cell table:style-name="Tabela2.A2" office:value-type="string">
            <text:p text:style-name="P46"/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18"/>
          </table:table-cell>
        </table:table-row>
        <table:table-row table:style-name="TableLine1430426470896">
          <table:table-cell table:style-name="Tabela2.A2" office:value-type="string">
            <text:p text:style-name="P46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8"/>
          </table:table-cell>
        </table:table-row>
      </table:table>
      <text:p text:style-name="P3"/>
      <text:p text:style-name="P3"/>
      <text:p text:style-name="P3"/>
      <text:p text:style-name="P3"/>
      <text:p text:style-name="P4"><text:soft-page-break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1430053467984">
          <table:table-cell table:style-name="Tabela1.A1" office:value-type="string">
            <text:p text:style-name="P6">Informação</text:p>
          </table:table-cell>
          <table:table-cell table:style-name="Tabela1.A1" office:value-type="string">
            <text:p text:style-name="P6">Código</text:p>
          </table:table-cell>
          <table:table-cell table:style-name="Tabela1.C1" office:value-type="string">
            <text:p text:style-name="P6">Tipo</text:p>
          </table:table-cell>
        </table:table-row>
        <table:table-row table:style-name="TableLine1430053464448">
          <table:table-cell table:style-name="Tabela1.A2" office:value-type="string">
            <text:p text:style-name="P10">Produto <text:span text:style-name="T1">i</text:span>nterno <text:span text:style-name="T1">b</text:span>ruto</text:p>
          </table:table-cell>
          <table:table-cell table:style-name="Tabela1.A2" office:value-type="string">
            <text:p text:style-name="P13">Y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4512">
          <table:table-cell table:style-name="Tabela1.A2" office:value-type="string">
            <text:p text:style-name="P16">Produto <text:span text:style-name="T1">i</text:span>nterno <text:span text:style-name="T1">b</text:span>ruto <text:span text:style-name="T1">b</text:span>ase (<text:span text:style-name="T1">PIB do ano</text:span> anterior)</text:p>
          </table:table-cell>
          <table:table-cell table:style-name="Tabela1.A2" office:value-type="string">
            <text:p text:style-name="P13">Y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3632">
          <table:table-cell table:style-name="Tabela1.A2" office:value-type="string">
            <text:p text:style-name="P13">Consumo</text:p>
          </table:table-cell>
          <table:table-cell table:style-name="Tabela1.A2" office:value-type="string">
            <text:p text:style-name="P13">C</text:p>
          </table:table-cell>
          <table:table-cell table:style-name="Tabela1.C2" office:value-type="string">
            <text:p text:style-name="P13">variável</text:p>
          </table:table-cell>
        </table:table-row>
        <table:table-row table:style-name="TableLine1430053475056">
          <table:table-cell table:style-name="Tabela1.A2" office:value-type="string">
            <text:p text:style-name="P19">Investimento potencial</text:p>
          </table:table-cell>
          <table:table-cell table:style-name="Tabela1.A2" office:value-type="string">
            <text:p text:style-name="P20">I<text:span text:style-name="T2">P</text:span>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64176">
          <table:table-cell table:style-name="Tabela1.A2" office:value-type="string">
            <text:p text:style-name="P19">Investimento realizado</text:p>
          </table:table-cell>
          <table:table-cell table:style-name="Tabela1.A2" office:value-type="string">
            <text:p text:style-name="P10">I<text:span text:style-name="T3">L</text:span>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5328">
          <table:table-cell table:style-name="Tabela1.A2" office:value-type="string">
            <text:p text:style-name="P52"><text:span text:style-name="T5">Gastos </text:span><text:span text:style-name="T6">g</text:span><text:span text:style-name="T5">overnamentais</text:span></text:p>
          </table:table-cell>
          <table:table-cell table:style-name="Tabela1.A2" office:value-type="string">
            <text:p text:style-name="P19">G</text:p>
          </table:table-cell>
          <table:table-cell table:style-name="Tabela1.C2" office:value-type="string">
            <text:p text:style-name="P33"><text:span text:style-name="T22">v</text:span><text:span text:style-name="T20">ariável</text:span></text:p>
          </table:table-cell>
        </table:table-row>
        <table:table-row table:style-name="TableLine1430053475600">
          <table:table-cell table:style-name="Tabela1.A2" office:value-type="string">
            <text:p text:style-name="P19">Transferências</text:p>
          </table:table-cell>
          <table:table-cell table:style-name="Tabela1.A2" office:value-type="string">
            <text:p text:style-name="P19">T<text:span text:style-name="T1">A</text:span></text:p>
          </table:table-cell>
          <table:table-cell table:style-name="Tabela1.C2" office:value-type="string">
            <text:p text:style-name="P33"><text:span text:style-name="T22">v</text:span><text:span text:style-name="T20">ariável</text:span></text:p>
          </table:table-cell>
        </table:table-row>
        <table:table-row table:style-name="TableLine1430053469888">
          <table:table-cell table:style-name="Tabela1.A2" office:value-type="string">
            <text:p text:style-name="P10">Impostos</text:p>
          </table:table-cell>
          <table:table-cell table:style-name="Tabela1.A2" office:value-type="string">
            <text:p text:style-name="P10">I</text:p>
          </table:table-cell>
          <table:table-cell table:style-name="Tabela1.C2" office:value-type="string">
            <text:p text:style-name="P10"><text:span text:style-name="T22">v</text:span><text:span text:style-name="T20">ariável</text:span></text:p>
          </table:table-cell>
        </table:table-row>
        <table:table-row table:style-name="TableLine1430053475872">
          <table:table-cell table:style-name="Tabela1.A2" office:value-type="string">
            <text:p text:style-name="P22">Deficit ou superavit do governo</text:p>
          </table:table-cell>
          <table:table-cell table:style-name="Tabela1.A2" office:value-type="string">
            <text:p text:style-name="P22">BS</text:p>
          </table:table-cell>
          <table:table-cell table:style-name="Tabela1.C2" office:value-type="string">
            <text:p text:style-name="P22">variável</text:p>
          </table:table-cell>
        </table:table-row>
        <table:table-row table:style-name="TableLine1430053476144">
          <table:table-cell table:style-name="Tabela1.A2" office:value-type="string">
            <text:p text:style-name="P16">Títulos <text:span text:style-name="T1">d</text:span>evidos pelo <text:span text:style-name="T21">g</text:span>overno</text:p>
          </table:table-cell>
          <table:table-cell table:style-name="Tabela1.A2" office:value-type="string">
            <text:p text:style-name="P16">TD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6416">
          <table:table-cell table:style-name="Tabela1.A2" office:value-type="string">
            <text:p text:style-name="P22">Juros da dívida interna</text:p>
          </table:table-cell>
          <table:table-cell table:style-name="Tabela1.A2" office:value-type="string">
            <text:p text:style-name="P22">JDI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6688">
          <table:table-cell table:style-name="Tabela1.A2" office:value-type="string">
            <text:p text:style-name="P19">Caixa do governo</text:p>
          </table:table-cell>
          <table:table-cell table:style-name="Tabela1.A2" office:value-type="string">
            <text:p text:style-name="P10">CG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6960">
          <table:table-cell table:style-name="Tabela1.A2" office:value-type="string">
            <text:p text:style-name="P19">Dívida interna <text:span text:style-name="T1">total</text:span></text:p>
          </table:table-cell>
          <table:table-cell table:style-name="Tabela1.A2" office:value-type="string">
            <text:p text:style-name="P10">DI<text:span text:style-name="T1">T</text:span></text:p>
          </table:table-cell>
          <table:table-cell table:style-name="Tabela1.C2" office:value-type="string">
            <text:p text:style-name="P16">variável</text:p>
          </table:table-cell>
        </table:table-row>
        <table:table-row table:style-name="TableLine1430053479136">
          <table:table-cell table:style-name="Tabela1.A2" office:value-type="string">
            <text:p text:style-name="P33"><text:span text:style-name="T22">Imposto de renda</text:span></text:p>
          </table:table-cell>
          <table:table-cell table:style-name="Tabela1.A2" office:value-type="string">
            <text:p text:style-name="P20">IR</text:p>
          </table:table-cell>
          <table:table-cell table:style-name="Tabela1.C2" office:value-type="string">
            <text:p text:style-name="P33"><text:span text:style-name="T22">variável</text:span></text:p>
          </table:table-cell>
        </table:table-row>
        <table:table-row table:style-name="TableLine1430053477504">
          <table:table-cell table:style-name="Tabela1.A2" office:value-type="string">
            <text:p text:style-name="P33"><text:span text:style-name="T22">Taxa base de juros</text:span></text:p>
          </table:table-cell>
          <table:table-cell table:style-name="Tabela1.A2" office:value-type="string">
            <text:p text:style-name="P25">r</text:p>
          </table:table-cell>
          <table:table-cell table:style-name="Tabela1.C2" office:value-type="string">
            <text:p text:style-name="P33"><text:span text:style-name="T22">variável</text:span></text:p>
          </table:table-cell>
        </table:table-row>
        <table:table-row table:style-name="TableLine1430053466624">
          <table:table-cell table:style-name="Tabela1.A2" office:value-type="string">
            <text:p text:style-name="P22">Eficácia marginal do capital</text:p>
          </table:table-cell>
          <table:table-cell table:style-name="Tabela1.A2" office:value-type="string">
            <text:p text:style-name="P22">E<text:span text:style-name="T21">Mg</text:span>K</text:p>
          </table:table-cell>
          <table:table-cell table:style-name="Tabela1.C2" office:value-type="string">
            <text:p text:style-name="P33"><text:span text:style-name="T22">variável</text:span></text:p>
          </table:table-cell>
        </table:table-row>
        <table:table-row table:style-name="TableLine1430053464992">
          <table:table-cell table:style-name="Tabela1.A2" office:value-type="string">
            <text:p text:style-name="P22">Investimento em títulos do governo</text:p>
          </table:table-cell>
          <table:table-cell table:style-name="Tabela1.A2" office:value-type="string">
            <text:p text:style-name="P22">IT</text:p>
          </table:table-cell>
          <table:table-cell table:style-name="Tabela1.C2" office:value-type="string">
            <text:p text:style-name="P33"><text:span text:style-name="T22">variável</text:span></text:p>
          </table:table-cell>
        </table:table-row>
        <table:table-row table:style-name="TableLine1430053477776">
          <table:table-cell table:style-name="Tabela1.A2" office:value-type="string">
            <text:p text:style-name="P20"><text:span text:style-name="T21">I</text:span>nflação <text:span text:style-name="T21">de custo</text:span></text:p>
          </table:table-cell>
          <table:table-cell table:style-name="Tabela1.A2" office:value-type="string">
            <text:p text:style-name="P33"><text:span text:style-name="T22">I</text:span><text:span text:style-name="T21">fC</text:span>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5264">
          <table:table-cell table:style-name="Tabela1.A2" office:value-type="string">
            <text:p text:style-name="P27">Imposto de renda base</text:p>
          </table:table-cell>
          <table:table-cell table:style-name="Tabela1.A2" office:value-type="string">
            <text:p text:style-name="P27">IR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78320">
          <table:table-cell table:style-name="Tabela1.A2" office:value-type="string">
            <text:p text:style-name="P20"><text:span text:style-name="T21">I</text:span>nflação <text:span text:style-name="T21">de demanda</text:span></text:p>
          </table:table-cell>
          <table:table-cell table:style-name="Tabela1.A2" office:value-type="string">
            <text:p text:style-name="P25">IfD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5808">
          <table:table-cell table:style-name="Tabela1.A2" office:value-type="string">
            <text:p text:style-name="P29">Investimento realizado base</text:p>
          </table:table-cell>
          <table:table-cell table:style-name="Tabela1.A2" office:value-type="string">
            <text:p text:style-name="P29">IL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6352">
          <table:table-cell table:style-name="Tabela1.A2" office:value-type="string">
            <text:p text:style-name="P29">Transferências base</text:p>
          </table:table-cell>
          <table:table-cell table:style-name="Tabela1.A2" office:value-type="string">
            <text:p text:style-name="P29">TA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6896">
          <table:table-cell table:style-name="Tabela1.A2" office:value-type="string">
            <text:p text:style-name="P20"><text:span text:style-name="T21">I</text:span>nflação <text:span text:style-name="T21">total</text:span></text:p>
          </table:table-cell>
          <table:table-cell table:style-name="Tabela1.A2" office:value-type="string">
            <text:p text:style-name="P25">IfT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7168">
          <table:table-cell table:style-name="Tabela1.A2" office:value-type="string">
            <text:p text:style-name="P20"><text:span text:style-name="T23">Taxa</text:span> de desemprego</text:p>
          </table:table-cell>
          <table:table-cell table:style-name="Tabela1.A2" office:value-type="string">
            <text:p text:style-name="P25">N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7440">
          <table:table-cell table:style-name="Tabela1.A2" office:value-type="string">
            <text:p text:style-name="P31">Taxa de desemprego base</text:p>
          </table:table-cell>
          <table:table-cell table:style-name="Tabela1.A2" office:value-type="string">
            <text:p text:style-name="P31">NB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68528">
          <table:table-cell table:style-name="Tabela1.A2" office:value-type="string">
            <text:p text:style-name="P20">Multiplicador Keynesiano com Imposto</text:p>
          </table:table-cell>
          <table:table-cell table:style-name="Tabela1.A2" office:value-type="string">
            <text:p text:style-name="P33"><text:span text:style-name="T22">KCI</text:span></text:p>
          </table:table-cell>
          <table:table-cell table:style-name="Tabela1.C2" office:value-type="string">
            <text:p text:style-name="P10">indicador</text:p>
          </table:table-cell>
        </table:table-row>
        <table:table-row table:style-name="TableLine1430053468800">
          <table:table-cell table:style-name="Tabela1.A2" office:value-type="string">
            <text:p text:style-name="P19">Multiplicador Keynesiano sem imposto</text:p>
          </table:table-cell>
          <table:table-cell table:style-name="Tabela1.A2" office:value-type="string">
            <text:p text:style-name="P20">KSI</text:p>
          </table:table-cell>
          <table:table-cell table:style-name="Tabela1.C2" office:value-type="string">
            <text:p text:style-name="P10">indicador</text:p>
          </table:table-cell>
        </table:table-row>
        <table:table-row table:style-name="TableLine1430053484848">
          <table:table-cell table:style-name="Tabela1.A2" office:value-type="string">
            <text:p text:style-name="P52"><text:span text:style-name="T7">P</text:span><text:span text:style-name="T5">ropensão marginal a consumir</text:span></text:p>
          </table:table-cell>
          <table:table-cell table:style-name="Tabela1.A2" office:value-type="string">
            <text:p text:style-name="P20">PMgC</text:p>
          </table:table-cell>
          <table:table-cell table:style-name="Tabela1.C2" office:value-type="string">
            <text:p text:style-name="P22">indicador</text:p>
          </table:table-cell>
        </table:table-row>
        <table:table-row table:style-name="TableLine1430053483488">
          <table:table-cell table:style-name="Tabela1.A2" office:value-type="string">
            <text:p text:style-name="P16">Variação do <text:span text:style-name="T1">PIB</text:span></text:p>
          </table:table-cell>
          <table:table-cell table:style-name="Tabela1.A2" office:value-type="string">
            <text:p text:style-name="P13">YV</text:p>
          </table:table-cell>
          <table:table-cell table:style-name="Tabela1.C2" office:value-type="string">
            <text:p text:style-name="P16">indicador</text:p>
          </table:table-cell>
        </table:table-row>
        <table:table-row table:style-name="TableLine1430053481856">
          <table:table-cell table:style-name="Tabela1.A2" office:value-type="string">
            <text:p text:style-name="P16">Renda <text:span text:style-name="T1">d</text:span>isponível</text:p>
          </table:table-cell>
          <table:table-cell table:style-name="Tabela1.A2" office:value-type="string">
            <text:p text:style-name="P16">YD</text:p>
          </table:table-cell>
          <table:table-cell table:style-name="Tabela1.C2" office:value-type="string">
            <text:p text:style-name="P16">indicado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6T15:34:10.846000000</meta:creation-date>
    <dc:date>2021-05-17T16:20:31.114000000</dc:date>
    <meta:editing-duration>PT2H1M11S</meta:editing-duration>
    <meta:editing-cycles>15</meta:editing-cycles>
    <meta:generator>LibreOffice/7.1.3.2$Windows_X86_64 LibreOffice_project/47f78053abe362b9384784d31a6e56f8511eb1c1</meta:generator>
    <meta:document-statistic meta:table-count="2" meta:image-count="0" meta:object-count="0" meta:page-count="4" meta:paragraph-count="124" meta:word-count="845" meta:character-count="5333" meta:non-whitespace-character-count="4603"/>
  </office:meta>
</office:document-meta>
</file>